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" table:style-name="ta1" table:print="false">
        <table:table-column table:style-name="co15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4" table:number-columns-repeated="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Bias</text:p>
          </table:table-cell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DPP</text:p>
          </table:table-cell>
          <table:table-cell office:value-type="string">
            <text:p>Theo. DPS</text:p>
          </table:table-cell>
          <table:table-cell/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Adjustment</text:p>
          </table:table-cell>
          <table:table-cell table:number-columns-repeated="2"/>
          <table:table-cell office:value-type="string">
            <text:p>Globals</text:p>
          </table:table-cell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 table:number-columns-repeated="6"/>
          <table:table-cell table:formula="oooc:=[.J2]*[.N2]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3]-[.L3]/2);[.L3])" office:value-type="float" office:value="60">
            <text:p>60</text:p>
          </table:table-cell>
          <table:table-cell table:formula="oooc:=CEILING(([.G3]-[.M3]/2);[.M3])" office:value-type="float" office:value="5">
            <text:p>5</text:p>
          </table:table-cell>
          <table:table-cell table:formula="oooc:=([.D3]/[.C3])/([.G3]/[.F3])" office:value-type="float" office:value="1">
            <text:p>1</text:p>
          </table:table-cell>
          <table:table-cell table:formula="oooc:=[.J3]^[.$S$4]*[.$S$6]/[.G3]" office:value-type="float" office:value="60">
            <text:p>60</text:p>
          </table:table-cell>
          <table:table-cell table:formula="oooc:=[.H3]/[.I3]" office:value-type="float" office:value="5">
            <text:p>5</text:p>
          </table:table-cell>
          <table:table-cell table:formula="oooc:=[.H2]" office:value-type="float" office:value="5">
            <text:p>5</text:p>
          </table:table-cell>
          <table:table-cell table:formula="oooc:=[.I2]" office:value-type="float" office:value="1">
            <text:p>1</text:p>
          </table:table-cell>
          <table:table-cell table:formula="oooc:=[.J2]" office:value-type="float" office:value="5">
            <text:p>5</text:p>
          </table:table-cell>
          <table:table-cell/>
          <table:table-cell table:formula="oooc:=10^(FLOOR(LOG([.F3];10);1)-1)" office:value-type="float" office:value="1">
            <text:p>1</text:p>
          </table:table-cell>
          <table:table-cell table:formula="oooc:=10^(FLOOR(LOG([.G3];10);1)-1)" office:value-type="float" office:value="0.1">
            <text:p>0.1</text:p>
          </table:table-cell>
          <table:table-cell table:number-columns-repeated="4"/>
          <table:table-cell office:value-type="string">
            <text:p>Internal multiplier</text:p>
          </table:table-cell>
          <table:table-cell table:formula="oooc:=2^(LOG([.S1];2)/(6-[.S2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4]-[.L4]/2);[.L4])" office:value-type="float" office:value="100">
            <text:p>100</text:p>
          </table:table-cell>
          <table:table-cell table:formula="oooc:=CEILING(([.G4]-[.M4]/2);[.M4])" office:value-type="float" office:value="6.3">
            <text:p>6.3</text:p>
          </table:table-cell>
          <table:table-cell table:formula="oooc:=([.D4]/[.C4])/([.G4]/[.F4])" office:value-type="float" office:value="1.02709702044536">
            <text:p>1.03</text:p>
          </table:table-cell>
          <table:table-cell table:formula="oooc:=[.J4]^[.$S$4]*[.$S$6]/[.G4]" office:value-type="float" office:value="103.185244228161">
            <text:p>103.19</text:p>
          </table:table-cell>
          <table:table-cell table:formula="oooc:=[.H4]/[.I4]" office:value-type="float" office:value="6.32916877078992">
            <text:p>6.33</text:p>
          </table:table-cell>
          <table:table-cell table:formula="oooc:=[.H3]*[.$S$3]" office:value-type="float" office:value="6.32916877078992">
            <text:p>6.33</text:p>
          </table:table-cell>
          <table:table-cell table:formula="oooc:=[.I3]" office:value-type="float" office:value="1">
            <text:p>1</text:p>
          </table:table-cell>
          <table:table-cell table:formula="oooc:=[.J3]*[.$S$3]" office:value-type="float" office:value="6.32916877078992">
            <text:p>6.33</text:p>
          </table:table-cell>
          <table:table-cell/>
          <table:table-cell table:formula="oooc:=10^(FLOOR(LOG([.F4];10);1)-1)" office:value-type="float" office:value="10">
            <text:p>10</text:p>
          </table:table-cell>
          <table:table-cell table:formula="oooc:=10^(FLOOR(LOG([.G4];10);1)-1)" office:value-type="float" office:value="0.1">
            <text:p>0.1</text:p>
          </table:table-cell>
          <table:table-cell table:number-columns-repeated="4"/>
          <table:table-cell office:value-type="string">
            <text:p>Cost exponent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5]-[.L5]/2);[.L5])" office:value-type="float" office:value="180">
            <text:p>180</text:p>
          </table:table-cell>
          <table:table-cell table:formula="oooc:=CEILING(([.G5]-[.M5]/2);[.M5])" office:value-type="float" office:value="8">
            <text:p>8</text:p>
          </table:table-cell>
          <table:table-cell table:formula="oooc:=([.D5]/[.C5])/([.G5]/[.F5])" office:value-type="float" office:value="0.984414666823187">
            <text:p>0.98</text:p>
          </table:table-cell>
          <table:table-cell table:formula="oooc:=[.J5]^[.$S$4]*[.$S$6]/[.G5]" office:value-type="float" office:value="177.453243773753">
            <text:p>177.45</text:p>
          </table:table-cell>
          <table:table-cell table:formula="oooc:=[.H5]/[.I5]" office:value-type="float" office:value="8.01167546582847">
            <text:p>8.01</text:p>
          </table:table-cell>
          <table:table-cell table:formula="oooc:=[.H4]*[.$S$3]" office:value-type="float" office:value="8.01167546582847">
            <text:p>8.01</text:p>
          </table:table-cell>
          <table:table-cell table:formula="oooc:=[.I4]" office:value-type="float" office:value="1">
            <text:p>1</text:p>
          </table:table-cell>
          <table:table-cell table:formula="oooc:=[.J4]*[.$S$3]" office:value-type="float" office:value="8.01167546582847">
            <text:p>8.01</text:p>
          </table:table-cell>
          <table:table-cell/>
          <table:table-cell table:formula="oooc:=10^(FLOOR(LOG([.F5];10);1)-1)" office:value-type="float" office:value="10">
            <text:p>10</text:p>
          </table:table-cell>
          <table:table-cell table:formula="oooc:=10^(FLOOR(LOG([.G5];10);1)-1)" office:value-type="float" office:value="0.1">
            <text:p>0.1</text:p>
          </table:table-cell>
          <table:table-cell table:number-columns-repeated="4"/>
          <table:table-cell office:value-type="string">
            <text:p>AC I goal cost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6]-[.L6]/2);[.L6])" office:value-type="float" office:value="310">
            <text:p>310</text:p>
          </table:table-cell>
          <table:table-cell table:formula="oooc:=CEILING(([.G6]-[.M6]/2);[.M6])" office:value-type="float" office:value="10">
            <text:p>10</text:p>
          </table:table-cell>
          <table:table-cell table:formula="oooc:=([.D6]/[.C6])/([.G6]/[.F6])" office:value-type="float" office:value="0.970707921636718">
            <text:p>0.97</text:p>
          </table:table-cell>
          <table:table-cell table:formula="oooc:=[.J6]^[.$S$4]*[.$S$6]/[.G6]" office:value-type="float" office:value="305.175938297902">
            <text:p>305.18</text:p>
          </table:table-cell>
          <table:table-cell table:formula="oooc:=[.H6]/[.I6]" office:value-type="float" office:value="10.1414492320051">
            <text:p>10.14</text:p>
          </table:table-cell>
          <table:table-cell table:formula="oooc:=[.H5]*[.$S$3]" office:value-type="float" office:value="10.1414492320051">
            <text:p>10.14</text:p>
          </table:table-cell>
          <table:table-cell table:formula="oooc:=[.I5]" office:value-type="float" office:value="1">
            <text:p>1</text:p>
          </table:table-cell>
          <table:table-cell table:formula="oooc:=[.J5]*[.$S$3]" office:value-type="float" office:value="10.1414492320051">
            <text:p>10.14</text:p>
          </table:table-cell>
          <table:table-cell/>
          <table:table-cell table:formula="oooc:=10^(FLOOR(LOG([.F6];10);1)-1)" office:value-type="float" office:value="10">
            <text:p>10</text:p>
          </table:table-cell>
          <table:table-cell table:formula="oooc:=10^(FLOOR(LOG([.G6];10);1)-1)" office:value-type="float" office:value="1">
            <text:p>1</text:p>
          </table:table-cell>
          <table:table-cell table:number-columns-repeated="4"/>
          <table:table-cell office:value-type="string">
            <text:p>Cost multiplier</text:p>
          </table:table-cell>
          <table:table-cell table:formula="oooc:=[.$S$5]/([.$J$3]^[.$S$4]/[.$G$3])" office:value-type="float" office:value="1.48088127052802">
            <text:p>1.48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7]-[.L7]/2);[.L7])" office:value-type="float" office:value="520">
            <text:p>520</text:p>
          </table:table-cell>
          <table:table-cell table:formula="oooc:=CEILING(([.G7]-[.M7]/2);[.M7])" office:value-type="float" office:value="13">
            <text:p>13</text:p>
          </table:table-cell>
          <table:table-cell table:formula="oooc:=([.D7]/[.C7])/([.G7]/[.F7])" office:value-type="float" office:value="1.02206837417689">
            <text:p>1.02</text:p>
          </table:table-cell>
          <table:table-cell table:formula="oooc:=[.J7]^[.$S$4]*[.$S$6]/[.G7]" office:value-type="float" office:value="524.827562097119">
            <text:p>524.83</text:p>
          </table:table-cell>
          <table:table-cell table:formula="oooc:=[.H7]/[.I7]" office:value-type="float" office:value="12.8373887539516">
            <text:p>12.84</text:p>
          </table:table-cell>
          <table:table-cell table:formula="oooc:=[.H6]*[.$S$3]" office:value-type="float" office:value="12.8373887539516">
            <text:p>12.84</text:p>
          </table:table-cell>
          <table:table-cell table:formula="oooc:=[.I6]" office:value-type="float" office:value="1">
            <text:p>1</text:p>
          </table:table-cell>
          <table:table-cell table:formula="oooc:=[.J6]*[.$S$3]" office:value-type="float" office:value="12.8373887539516">
            <text:p>12.84</text:p>
          </table:table-cell>
          <table:table-cell/>
          <table:table-cell table:formula="oooc:=10^(FLOOR(LOG([.F7];10);1)-1)" office:value-type="float" office:value="10">
            <text:p>10</text:p>
          </table:table-cell>
          <table:table-cell table:formula="oooc:=10^(FLOOR(LOG([.G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8]-[.L8]/2);[.L8])" office:value-type="float" office:value="900">
            <text:p>900</text:p>
          </table:table-cell>
          <table:table-cell table:formula="oooc:=CEILING(([.G8]-[.M8]/2);[.M8])" office:value-type="float" office:value="16">
            <text:p>16</text:p>
          </table:table-cell>
          <table:table-cell table:formula="oooc:=([.D8]/[.C8])/([.G8]/[.F8])" office:value-type="float" office:value="0.987431752435993">
            <text:p>0.99</text:p>
          </table:table-cell>
          <table:table-cell table:formula="oooc:=[.J8]^[.$S$4]*[.$S$6]/[.G8]" office:value-type="float" office:value="902.574336211025">
            <text:p>902.57</text:p>
          </table:table-cell>
          <table:table-cell table:formula="oooc:=[.H8]/[.I8]" office:value-type="float" office:value="16.25">
            <text:p>16.25</text:p>
          </table:table-cell>
          <table:table-cell table:formula="oooc:=[.H7]*[.$S$3]" office:value-type="float" office:value="16.25">
            <text:p>16.25</text:p>
          </table:table-cell>
          <table:table-cell table:formula="oooc:=[.I7]" office:value-type="float" office:value="1">
            <text:p>1</text:p>
          </table:table-cell>
          <table:table-cell table:formula="oooc:=[.J7]*[.$S$3]" office:value-type="float" office:value="16.25">
            <text:p>16.25</text:p>
          </table:table-cell>
          <table:table-cell/>
          <table:table-cell table:formula="oooc:=10^(FLOOR(LOG([.F8];10);1)-1)" office:value-type="float" office:value="10">
            <text:p>10</text:p>
          </table:table-cell>
          <table:table-cell table:formula="oooc:=10^(FLOOR(LOG([.G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utocannon</text:p>
          </table:table-cell>
          <table:table-cell table:number-columns-repeated="6"/>
          <table:table-cell table:formula="oooc:=[.J9]*[.N9]" office:value-type="float" office:value="17.0625">
            <text:p>17.06</text:p>
          </table:table-cell>
          <table:table-cell table:style-name="ce1" office:value-type="float" office:value="4">
            <text:p>4</text:p>
          </table:table-cell>
          <table:table-cell table:formula="oooc:=[.J2]*[.$S$1]" office:value-type="float" office:value="16.25">
            <text:p>16.25</text:p>
          </table:table-cell>
          <table:table-cell table:number-columns-repeated="3"/>
          <table:table-cell table:style-name="ce1" office:value-type="float" office:value="1.05">
            <text:p>1.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10]-[.L10]/2);[.L10])" office:value-type="float" office:value="3400">
            <text:p>3400</text:p>
          </table:table-cell>
          <table:table-cell table:formula="oooc:=CEILING(([.G10]-[.M10]/2);[.M10])" office:value-type="float" office:value="4.3">
            <text:p>4.3</text:p>
          </table:table-cell>
          <table:table-cell table:formula="oooc:=([.D10]/[.C10])/([.G10]/[.F10])" office:value-type="float" office:value="1.01943734345133">
            <text:p>1.02</text:p>
          </table:table-cell>
          <table:table-cell table:formula="oooc:=[.J10]^[.$S$4]*[.$S$6]/[.G10]" office:value-type="float" office:value="3438.37842366105">
            <text:p>3438.38</text:p>
          </table:table-cell>
          <table:table-cell table:formula="oooc:=[.H10]/[.I10]" office:value-type="float" office:value="4.265625">
            <text:p>4.27</text:p>
          </table:table-cell>
          <table:table-cell table:formula="oooc:=[.H9]" office:value-type="float" office:value="17.0625">
            <text:p>17.06</text:p>
          </table:table-cell>
          <table:table-cell table:formula="oooc:=[.I9]" office:value-type="float" office:value="4">
            <text:p>4</text:p>
          </table:table-cell>
          <table:table-cell table:formula="oooc:=[.J9]" office:value-type="float" office:value="16.25">
            <text:p>16.25</text:p>
          </table:table-cell>
          <table:table-cell/>
          <table:table-cell table:formula="oooc:=10^(FLOOR(LOG([.F10];10);1)-1)" office:value-type="float" office:value="100">
            <text:p>100</text:p>
          </table:table-cell>
          <table:table-cell table:formula="oooc:=10^(FLOOR(LOG([.G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11]-[.L11]/2);[.L11])" office:value-type="float" office:value="5900">
            <text:p>5900</text:p>
          </table:table-cell>
          <table:table-cell table:formula="oooc:=CEILING(([.G11]-[.M11]/2);[.M11])" office:value-type="float" office:value="5.4">
            <text:p>5.4</text:p>
          </table:table-cell>
          <table:table-cell table:formula="oooc:=([.D11]/[.C11])/([.G11]/[.F11])" office:value-type="float" office:value="1.0023108275141">
            <text:p>1</text:p>
          </table:table-cell>
          <table:table-cell table:formula="oooc:=[.J11]^[.$S$4]*[.$S$6]/[.G11]" office:value-type="float" office:value="5913.16528990506">
            <text:p>5913.17</text:p>
          </table:table-cell>
          <table:table-cell table:formula="oooc:=[.H11]/[.I11]" office:value-type="float" office:value="5.39957210758015">
            <text:p>5.4</text:p>
          </table:table-cell>
          <table:table-cell table:formula="oooc:=[.H10]*[.$S$3]" office:value-type="float" office:value="21.5982884303206">
            <text:p>21.6</text:p>
          </table:table-cell>
          <table:table-cell table:formula="oooc:=[.I10]" office:value-type="float" office:value="4">
            <text:p>4</text:p>
          </table:table-cell>
          <table:table-cell table:formula="oooc:=[.J10]*[.$S$3]" office:value-type="float" office:value="20.5697985050672">
            <text:p>20.57</text:p>
          </table:table-cell>
          <table:table-cell/>
          <table:table-cell table:formula="oooc:=10^(FLOOR(LOG([.F11];10);1)-1)" office:value-type="float" office:value="100">
            <text:p>100</text:p>
          </table:table-cell>
          <table:table-cell table:formula="oooc:=10^(FLOOR(LOG([.G1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12]-[.L12]/2);[.L12])" office:value-type="float" office:value="10000">
            <text:p>10000</text:p>
          </table:table-cell>
          <table:table-cell table:formula="oooc:=CEILING(([.G12]-[.M12]/2);[.M12])" office:value-type="float" office:value="6.8">
            <text:p>6.8</text:p>
          </table:table-cell>
          <table:table-cell table:formula="oooc:=([.D12]/[.C12])/([.G12]/[.F12])" office:value-type="float" office:value="1.01171749548634">
            <text:p>1.01</text:p>
          </table:table-cell>
          <table:table-cell table:formula="oooc:=[.J12]^[.$S$4]*[.$S$6]/[.G12]" office:value-type="float" office:value="10169.1900766723">
            <text:p>10169.19</text:p>
          </table:table-cell>
          <table:table-cell table:formula="oooc:=[.H12]/[.I12]" office:value-type="float" office:value="6.83496063178492">
            <text:p>6.83</text:p>
          </table:table-cell>
          <table:table-cell table:formula="oooc:=[.H11]*[.$S$3]" office:value-type="float" office:value="27.3398425271397">
            <text:p>27.34</text:p>
          </table:table-cell>
          <table:table-cell table:formula="oooc:=[.I11]" office:value-type="float" office:value="4">
            <text:p>4</text:p>
          </table:table-cell>
          <table:table-cell table:formula="oooc:=[.J11]*[.$S$3]" office:value-type="float" office:value="26.0379452639425">
            <text:p>26.04</text:p>
          </table:table-cell>
          <table:table-cell/>
          <table:table-cell table:formula="oooc:=10^(FLOOR(LOG([.F12];10);1)-1)" office:value-type="float" office:value="1000">
            <text:p>1000</text:p>
          </table:table-cell>
          <table:table-cell table:formula="oooc:=10^(FLOOR(LOG([.G1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13]-[.L13]/2);[.L13])" office:value-type="float" office:value="17000">
            <text:p>17000</text:p>
          </table:table-cell>
          <table:table-cell table:formula="oooc:=CEILING(([.G13]-[.M13]/2);[.M13])" office:value-type="float" office:value="8.7">
            <text:p>8.7</text:p>
          </table:table-cell>
          <table:table-cell table:formula="oooc:=([.D13]/[.C13])/([.G13]/[.F13])" office:value-type="float" office:value="1.03445202151807">
            <text:p>1.03</text:p>
          </table:table-cell>
          <table:table-cell table:formula="oooc:=[.J13]^[.$S$4]*[.$S$6]/[.G13]" office:value-type="float" office:value="17488.5060277337">
            <text:p>17488.51</text:p>
          </table:table-cell>
          <table:table-cell table:formula="oooc:=[.H13]/[.I13]" office:value-type="float" office:value="8.65192387605432">
            <text:p>8.65</text:p>
          </table:table-cell>
          <table:table-cell table:formula="oooc:=[.H12]*[.$S$3]" office:value-type="float" office:value="34.6076955042173">
            <text:p>34.61</text:p>
          </table:table-cell>
          <table:table-cell table:formula="oooc:=[.I12]" office:value-type="float" office:value="4">
            <text:p>4</text:p>
          </table:table-cell>
          <table:table-cell table:formula="oooc:=[.J12]*[.$S$3]" office:value-type="float" office:value="32.9597100040165">
            <text:p>32.96</text:p>
          </table:table-cell>
          <table:table-cell/>
          <table:table-cell table:formula="oooc:=10^(FLOOR(LOG([.F13];10);1)-1)" office:value-type="float" office:value="1000">
            <text:p>1000</text:p>
          </table:table-cell>
          <table:table-cell table:formula="oooc:=10^(FLOOR(LOG([.G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14]-[.L14]/2);[.L14])" office:value-type="float" office:value="30000">
            <text:p>30000</text:p>
          </table:table-cell>
          <table:table-cell table:formula="oooc:=CEILING(([.G14]-[.M14]/2);[.M14])" office:value-type="float" office:value="11">
            <text:p>11</text:p>
          </table:table-cell>
          <table:table-cell table:formula="oooc:=([.D14]/[.C14])/([.G14]/[.F14])" office:value-type="float" office:value="1.00693427882556">
            <text:p>1.01</text:p>
          </table:table-cell>
          <table:table-cell table:formula="oooc:=[.J14]^[.$S$4]*[.$S$6]/[.G14]" office:value-type="float" office:value="30075.9294276227">
            <text:p>30075.93</text:p>
          </table:table-cell>
          <table:table-cell table:formula="oooc:=[.H14]/[.I14]" office:value-type="float" office:value="10.9518972807149">
            <text:p>10.95</text:p>
          </table:table-cell>
          <table:table-cell table:formula="oooc:=[.H13]*[.$S$3]" office:value-type="float" office:value="43.8075891228598">
            <text:p>43.81</text:p>
          </table:table-cell>
          <table:table-cell table:formula="oooc:=[.I13]" office:value-type="float" office:value="4">
            <text:p>4</text:p>
          </table:table-cell>
          <table:table-cell table:formula="oooc:=[.J13]*[.$S$3]" office:value-type="float" office:value="41.7215134503426">
            <text:p>41.72</text:p>
          </table:table-cell>
          <table:table-cell/>
          <table:table-cell table:formula="oooc:=10^(FLOOR(LOG([.F14];10);1)-1)" office:value-type="float" office:value="1000">
            <text:p>1000</text:p>
          </table:table-cell>
          <table:table-cell table:formula="oooc:=10^(FLOOR(LOG([.G1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15]-[.L15]/2);[.L15])" office:value-type="float" office:value="52000">
            <text:p>52000</text:p>
          </table:table-cell>
          <table:table-cell table:formula="oooc:=CEILING(([.G15]-[.M15]/2);[.M15])" office:value-type="float" office:value="14">
            <text:p>14</text:p>
          </table:table-cell>
          <table:table-cell table:formula="oooc:=([.D15]/[.C15])/([.G15]/[.F15])" office:value-type="float" office:value="1.00448640012241">
            <text:p>1</text:p>
          </table:table-cell>
          <table:table-cell table:formula="oooc:=[.J15]^[.$S$4]*[.$S$6]/[.G15]" office:value-type="float" office:value="51723.202056303">
            <text:p>51723.2</text:p>
          </table:table-cell>
          <table:table-cell table:formula="oooc:=[.H15]/[.I15]" office:value-type="float" office:value="13.86328125">
            <text:p>13.86</text:p>
          </table:table-cell>
          <table:table-cell table:formula="oooc:=[.H14]*[.$S$3]" office:value-type="float" office:value="55.453125">
            <text:p>55.45</text:p>
          </table:table-cell>
          <table:table-cell table:formula="oooc:=[.I14]" office:value-type="float" office:value="4">
            <text:p>4</text:p>
          </table:table-cell>
          <table:table-cell table:formula="oooc:=[.J14]*[.$S$3]" office:value-type="float" office:value="52.8125">
            <text:p>52.81</text:p>
          </table:table-cell>
          <table:table-cell/>
          <table:table-cell table:formula="oooc:=10^(FLOOR(LOG([.F15];10);1)-1)" office:value-type="float" office:value="1000">
            <text:p>1000</text:p>
          </table:table-cell>
          <table:table-cell table:formula="oooc:=10^(FLOOR(LOG([.G1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utocannon</text:p>
          </table:table-cell>
          <table:table-cell table:number-columns-repeated="18"/>
        </table:table-row>
        <table:table-row table:style-name="ro1">
          <table:table-cell office:value-type="string">
            <text:p>Sabot Shotgun</text:p>
          </table:table-cell>
          <table:table-cell table:number-columns-repeated="18"/>
        </table:table-row>
        <table:table-row table:style-name="ro1">
          <table:table-cell office:value-type="string">
            <text:p>Blade Launcher</text:p>
          </table:table-cell>
          <table:table-cell table:number-columns-repeated="18"/>
        </table:table-row>
        <table:table-row table:style-name="ro1">
          <table:table-cell office:value-type="string">
            <text:p>C Cannon</text:p>
          </table:table-cell>
          <table:table-cell table:number-columns-repeated="18"/>
        </table:table-row>
        <table:table-row table:style-name="ro1">
          <table:table-cell office:value-type="string">
            <text:p>Conversion Cann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aser</text:p>
          </table:table-cell>
          <table:table-cell table:number-columns-repeated="18"/>
        </table:table-row>
        <table:table-row table:style-name="ro1">
          <table:table-cell office:value-type="string">
            <text:p>Megawatt Laser</text:p>
          </table:table-cell>
          <table:table-cell table:number-columns-repeated="18"/>
        </table:table-row>
        <table:table-row table:style-name="ro1">
          <table:table-cell office:value-type="string">
            <text:p>Gigawatt Laser</text:p>
          </table:table-cell>
          <table:table-cell table:number-columns-repeated="18"/>
        </table:table-row>
        <table:table-row table:style-name="ro1">
          <table:table-cell office:value-type="string">
            <text:p>Plasma Cannon</text:p>
          </table:table-cell>
          <table:table-cell table:number-columns-repeated="18"/>
        </table:table-row>
        <table:table-row table:style-name="ro1">
          <table:table-cell office:value-type="string">
            <text:p>Gamma Beam</text:p>
          </table:table-cell>
          <table:table-cell table:number-columns-repeated="18"/>
        </table:table-row>
        <table:table-row table:style-name="ro1">
          <table:table-cell office:value-type="string">
            <text:p>Fission Laser</text:p>
          </table:table-cell>
          <table:table-cell table:number-columns-repeated="18"/>
        </table:table-row>
        <table:table-row table:style-name="ro1">
          <table:table-cell office:value-type="string">
            <text:p>Conversion Beam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issile</text:p>
          </table:table-cell>
          <table:table-cell table:number-columns-repeated="18"/>
        </table:table-row>
        <table:table-row table:style-name="ro1">
          <table:table-cell office:value-type="string">
            <text:p>HE Missile</text:p>
          </table:table-cell>
          <table:table-cell table:number-columns-repeated="18"/>
        </table:table-row>
        <table:table-row table:style-name="ro1">
          <table:table-cell office:value-type="string">
            <text:p>Cluster Missile</text:p>
          </table:table-cell>
          <table:table-cell table:number-columns-repeated="18"/>
        </table:table-row>
        <table:table-row table:style-name="ro1">
          <table:table-cell office:value-type="string">
            <text:p>Proximity Rocket</text:p>
          </table:table-cell>
          <table:table-cell table:number-columns-repeated="18"/>
        </table:table-row>
        <table:table-row table:style-name="ro1">
          <table:table-cell office:value-type="string">
            <text:p>Adapative Rocket</text:p>
          </table:table-cell>
          <table:table-cell table:number-columns-repeated="18"/>
        </table:table-row>
        <table:table-row table:style-name="ro1">
          <table:table-cell office:value-type="string">
            <text:p>Mini-Nuke</text:p>
          </table:table-cell>
          <table:table-cell table:number-columns-repeated="18"/>
        </table:table-row>
        <table:table-row table:style-name="ro1">
          <table:table-cell office:value-type="string">
            <text:p>Conversion Nuke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5">04/05/2007</text:date>, <text:time>06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5T06:49:59</dc:date>
    <dc:language>en-US</dc:language>
    <meta:editing-cycles>17</meta:editing-cycles>
    <meta:editing-duration>PT2H32M1S</meta:editing-duration>
    <meta:user-defined meta:name="Info 1"/>
    <meta:user-defined meta:name="Info 2"/>
    <meta:user-defined meta:name="Info 3"/>
    <meta:user-defined meta:name="Info 4"/>
    <meta:document-statistic meta:table-count="2" meta:cell-count="626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